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49.78mm"/>
    </style:style>
    <style:style style:name="co35" style:family="table-column">
      <style:table-column-properties fo:break-before="auto" style:column-width="49.48mm"/>
    </style:style>
    <style:style style:name="co36" style:family="table-column">
      <style:table-column-properties fo:break-before="auto" style:column-width="18.06mm"/>
    </style:style>
    <style:style style:name="co37" style:family="table-column">
      <style:table-column-properties fo:break-before="auto" style:column-width="17.02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13.62mm"/>
    </style:style>
    <style:style style:name="co40" style:family="table-column">
      <style:table-column-properties fo:break-before="auto" style:column-width="51.08mm"/>
    </style:style>
    <style:style style:name="co41" style:family="table-column">
      <style:table-column-properties fo:break-before="auto" style:column-width="50.57mm"/>
    </style:style>
    <style:style style:name="co42" style:family="table-column">
      <style:table-column-properties fo:break-before="auto" style:column-width="19.12mm"/>
    </style:style>
    <style:style style:name="co43" style:family="table-column">
      <style:table-column-properties fo:break-before="auto" style:column-width="16.67mm"/>
    </style:style>
    <style:style style:name="co44" style:family="table-column">
      <style:table-column-properties fo:break-before="auto" style:column-width="43.66mm"/>
    </style:style>
    <style:style style:name="co45" style:family="table-column">
      <style:table-column-properties fo:break-before="auto" style:column-width="43.39mm"/>
    </style:style>
    <style:style style:name="co46" style:family="table-column">
      <style:table-column-properties fo:break-before="auto" style:column-width="22mm"/>
    </style:style>
    <style:style style:name="co47" style:family="table-column">
      <style:table-column-properties fo:break-before="auto" style:column-width="24.09mm"/>
    </style:style>
    <style:style style:name="co48" style:family="table-column">
      <style:table-column-properties fo:break-before="auto" style:column-width="24.89mm"/>
    </style:style>
    <style:style style:name="co49" style:family="table-column">
      <style:table-column-properties fo:break-before="auto" style:column-width="43.74mm"/>
    </style:style>
    <style:style style:name="co50" style:family="table-column">
      <style:table-column-properties fo:break-before="auto" style:column-width="27.23mm"/>
    </style:style>
    <style:style style:name="co51" style:family="table-column">
      <style:table-column-properties fo:break-before="auto" style:column-width="19.9mm"/>
    </style:style>
    <style:style style:name="co52" style:family="table-column">
      <style:table-column-properties fo:break-before="auto" style:column-width="47.15mm"/>
    </style:style>
    <style:style style:name="co53" style:family="table-column">
      <style:table-column-properties fo:break-before="auto" style:column-width="45.58mm"/>
    </style:style>
    <style:style style:name="co54" style:family="table-column">
      <style:table-column-properties fo:break-before="auto" style:column-width="21.96mm"/>
    </style:style>
    <style:style style:name="co55" style:family="table-column">
      <style:table-column-properties fo:break-before="auto" style:column-width="5.56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8.79mm"/>
    </style:style>
    <style:style style:name="co58" style:family="table-column">
      <style:table-column-properties fo:break-before="auto" style:column-width="17.73mm"/>
    </style:style>
    <style:style style:name="co59" style:family="table-column">
      <style:table-column-properties fo:break-before="auto" style:column-width="16.93mm"/>
    </style:style>
    <style:style style:name="co60" style:family="table-column">
      <style:table-column-properties fo:break-before="auto" style:column-width="18.26mm"/>
    </style:style>
    <style:style style:name="co61" style:family="table-column">
      <style:table-column-properties fo:break-before="auto" style:column-width="30.13mm"/>
    </style:style>
    <style:style style:name="co62" style:family="table-column">
      <style:table-column-properties fo:break-before="auto" style:column-width="29.86mm"/>
    </style:style>
    <style:style style:name="co63" style:family="table-column">
      <style:table-column-properties fo:break-before="auto" style:column-width="82.29mm"/>
    </style:style>
    <style:style style:name="co64" style:family="table-column">
      <style:table-column-properties fo:break-before="auto" style:column-width="20.11mm"/>
    </style:style>
    <style:style style:name="co65" style:family="table-column">
      <style:table-column-properties fo:break-before="auto" style:column-width="12.96mm"/>
    </style:style>
    <style:style style:name="co66" style:family="table-column">
      <style:table-column-properties fo:break-before="auto" style:column-width="21.17mm"/>
    </style:style>
    <style:style style:name="co67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1" style:family="table-cell" style:parent-style-name="Default" style:data-style-name="N0"/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3" style:family="table-cell" style:parent-style-name="Default" style:data-style-name="N0">
      <style:table-cell-properties fo:border="none"/>
    </style:style>
    <style:style style:name="ce54" style:family="table-cell" style:parent-style-name="Default" style:data-style-name="N41">
      <style:table-cell-properties fo:border="none"/>
    </style:style>
    <style:style style:name="ce44" style:family="table-cell" style:parent-style-name="Default">
      <style:table-cell-properties fo:border="none"/>
    </style:style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5]+[.F13]+[.F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F13]+[.F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F13]+[.F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F13]+[.F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F13]+[.F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</text:p>
          </table:table-cell>
          <table:table-cell table:style-name="ce12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13]+[.$F$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13]+[.$F$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17]+[.$F$13]+[.$F$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A18]+[.$F$13]+[.$F$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A19]+[.$F$13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20]+[.$F$13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1]+[.$F$13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A22]+[.$F$13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3]+[.$F$13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2"/>
          <table:table-cell table:style-name="ce41" table:number-columns-repeated="3"/>
          <table:table-cell table:number-columns-repeated="1020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28]" office:value-type="time" office:time-value="PT09H00M00S" calcext:value-type="time">
            <text:p>09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29]+[.$F$13]+[.$F$14]" office:value-type="time" office:time-value="PT09H15M00S" calcext:value-type="time">
            <text:p>09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0]" office:value-type="time" office:time-value="PT09H15M00S" calcext:value-type="time">
            <text:p>09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31]+[.$F$13]+[.$F$14]" office:value-type="time" office:time-value="PT09H30M00S" calcext:value-type="time">
            <text:p>09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2]" office:value-type="time" office:time-value="PT09H30M00S" calcext:value-type="time">
            <text:p>09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3]+[.$F$13]+[.$F$14]" office:value-type="time" office:time-value="PT09H45M00S" calcext:value-type="time">
            <text:p>09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4]" office:value-type="time" office:time-value="PT09H45M00S" calcext:value-type="time">
            <text:p>09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35]+[.$F$13]+[.$F$14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6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7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8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39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0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1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42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3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44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5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46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9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1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2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3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4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8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9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30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+[.$F$9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3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0]+[.$F$10]+[.$F$9]" office:value-type="time" office:time-value="PT09H20M00S" calcext:value-type="time">
            <text:p>09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+[.$F$10]+[.$F$9]" office:value-type="time" office:time-value="PT09H40M00S" calcext:value-type="time">
            <text:p>09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10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3]+[.$F$10]+[.$F$9]" office:value-type="time" office:time-value="PT10H20M00S" calcext:value-type="time">
            <text:p>10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10]+[.$F$9]" office:value-type="time" office:time-value="PT10H40M00S" calcext:value-type="time">
            <text:p>10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4"/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5]+[.$F$8]*2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7]+[.$F$9]+[.$F$8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28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5]+[.$F$8]*2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6]+[.$F$9]+[.$F$8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7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0]+[.$F$10]+[.$F$9]*2" office:value-type="time" office:time-value="PT09H25M00S" calcext:value-type="time">
            <text:p>09:2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1]+[.$F$10]+[.$F$9]*2" office:value-type="time" office:time-value="PT09H50M00S" calcext:value-type="time">
            <text:p>09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3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4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5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6]+[.$F$9]+[.$F$8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7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8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9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A$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3]+[.$F$9]+[.$F$8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5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6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$A83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$A83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87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7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41" table:formula="of:=[.$N$2]" office:value-type="string" office:string-value="A" calcext:value-type="string">
            <text:p>A</text:p>
          </table:table-cell>
          <table:table-cell table:style-name="ce41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30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5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41" table:number-columns-repeated="3"/>
          <table:table-cell table:style-name="ce41" table:formula="of:=[.$N6]" office:value-type="string" office:string-value="E" calcext:value-type="string">
            <text:p>E</text:p>
          </table:table-cell>
          <table:table-cell table:style-name="ce12"/>
          <table:table-cell table:style-name="ce12" office:value-type="string" calcext:value-type="string">
            <text:p>Pause4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1"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41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5]+[.$G$9]+[.$G$10]" office:value-type="time" office:time-value="PT09H13M00S" calcext:value-type="time">
            <text:p>09:1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G$9]+[.$G$10]" office:value-type="time" office:time-value="PT09H26M00S" calcext:value-type="time">
            <text:p>09:2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7]+[.$G$9]+[.$G$10]" office:value-type="time" office:time-value="PT09H39M00S" calcext:value-type="time">
            <text:p>09:3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G$9]+[.$G$10]" office:value-type="time" office:time-value="PT09H52M00S" calcext:value-type="time">
            <text:p>09:5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9]+[.$G$9]+[.$G$10]" office:value-type="time" office:time-value="PT10H05M00S" calcext:value-type="time">
            <text:p>10:05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G$9]+[.$G$10]" office:value-type="time" office:time-value="PT10H18M00S" calcext:value-type="time">
            <text:p>10:18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1]+[.$G$9]+[.$G$10]" office:value-type="time" office:time-value="PT10H31M00S" calcext:value-type="time">
            <text:p>10:31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2]+[.$G$9]+[.$G$10]" office:value-type="time" office:time-value="PT10H44M00S" calcext:value-type="time">
            <text:p>10:44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3]+[.$G$9]+[.$G$10]" office:value-type="time" office:time-value="PT10H57M00S" calcext:value-type="time">
            <text:p>10:5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A25]+[.$G$11]+[.$G$12]" office:value-type="time" office:time-value="PT09H20M00S" calcext:value-type="time">
            <text:p>09:2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6]+[.$G$11]+[.$G$12]*2" office:value-type="time" office:time-value="PT09H45M00S" calcext:value-type="time">
            <text:p>09:4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7]+[.$G$11]+[.$G$12]" office:value-type="time" office:time-value="PT10H05M00S" calcext:value-type="time">
            <text:p>10:0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8]+[.$G$11]+[.$G$12]*2" office:value-type="time" office:time-value="PT10H30M00S" calcext:value-type="time">
            <text:p>10:3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9]+[.$G$11]+[.$G$12]" office:value-type="time" office:time-value="PT10H50M00S" calcext:value-type="time">
            <text:p>10:5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33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1]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2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3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E" calcext:value-type="string">
            <text:p>E</text:p>
          </table:table-cell>
          <table:table-cell table:style-name="ce41" table:formula="of:=[.$N11]" office:value-type="string" office:string-value="J" calcext:value-type="string">
            <text:p>J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 table:number-rows-repeated="2">
          <table:table-cell table:style-name="ce41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7]" office:value-type="time" office:time-value="PT11H35M00S" calcext:value-type="time">
            <text:p>11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8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9]" office:value-type="time" office:time-value="PT11H50M00S" calcext:value-type="time">
            <text:p>11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40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" office:value-type="time" office:time-value="PT11H35M00S" calcext:value-type="time">
            <text:p>11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9]+[.$F$8]+[.$F$9]" office:value-type="time" office:time-value="PT12H20M00S" calcext:value-type="time">
            <text:p>12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41"/>
          <table:table-cell table:style-name="ce12"/>
          <table:table-cell table:style-name="ce53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Effeltrich/Poxdorf" calcext:value-type="string">
            <text:p>SG Effeltrich/Poxdorf</text:p>
          </table:table-cell>
          <table:table-cell table:style-name="ce41" table:formula="of:=[.$N6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-SV Sambach 1" calcext:value-type="string">
            <text:p>DJK-SV Sambach 1</text:p>
          </table:table-cell>
          <table:table-cell table:style-name="ce41" table:formula="of:=[.$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8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style-name="ce54"/>
          <table:table-cell table:number-columns-repeated="1017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JK Don Bosco Bamberg" calcext:value-type="string">
            <text:p>DJK Don Bosco Bamberg</text:p>
          </table:table-cell>
          <table:table-cell table:style-name="ce41" table:formula="of:=[.$N9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4"/>
          <table:table-cell table:number-columns-repeated="1017"/>
        </table:table-row>
        <table:table-row table:style-name="ro1">
          <table:table-cell table:style-name="ce41" table:number-columns-repeated="5"/>
          <table:table-cell table:style-name="ce12"/>
          <table:table-cell table:style-name="ce44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ce53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9]" office:value-type="string" office:string-value="DJK Falke Nürnberg" calcext:value-type="string">
            <text:p>DJK Falke Nürnberg</text:p>
          </table:table-cell>
          <table:table-cell table:style-name="ce12" table:formula="of:=[.$N$6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17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style-name="ce53"/>
          <table:table-cell table:number-columns-repeated="1017"/>
        </table:table-row>
        <table:table-row table:style-name="ro1">
          <table:table-cell table:style-name="ce42" table:formula="of:=[.A18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style-name="ce53"/>
          <table:table-cell table:number-columns-repeated="1017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ce53"/>
          <table:table-cell table:number-columns-repeated="1017"/>
        </table:table-row>
        <table:table-row table:style-name="ro1">
          <table:table-cell table:style-name="ce42" table:formula="of:=[.A20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8]" office:value-type="string" office:string-value="SG DJK Stappenbach" calcext:value-type="string">
            <text:p>SG DJK Stappenbach</text:p>
          </table:table-cell>
          <table:table-cell table:style-name="ce12" table:formula="of:=[.$N$9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6]" office:value-type="string" office:string-value="DJK-SV Sambach 2" calcext:value-type="string">
            <text:p>DJK-SV Sambach 2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ce53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style-name="ce53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3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ce53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5H15M00S" calcext:value-type="time">
            <text:p>15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9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5]" office:value-type="time" office:time-value="PT15H15M00S" calcext:value-type="time">
            <text:p>15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6]" office:value-type="string" office:string-value="DJK-SV Sambach 2" calcext:value-type="string">
            <text:p>DJK-SV Sambach 2</text:p>
          </table:table-cell>
          <table:table-cell table:style-name="ce12" table:formula="of:=[.$N$8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6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$A26]+[.$F$8]*2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number-columns-repeated="2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$A28]+[.$F$8]*2" office:value-type="time" office:time-value="PT16H03M00S" calcext:value-type="time">
            <text:p>16:03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style-name="ce5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30]" office:value-type="time" office:time-value="PT16H03M00S" calcext:value-type="time">
            <text:p>16:03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number-columns-repeated="2"/>
          <table:table-cell table:style-name="ce53"/>
          <table:table-cell table:number-columns-repeated="1017"/>
        </table:table-row>
        <table:table-row table:style-name="ro1">
          <table:table-cell table:style-name="ce53" table:number-columns-repeated="7"/>
          <table:table-cell table:number-columns-repeated="1017"/>
        </table:table-row>
        <table:table-row table:style-name="ro1" table:number-rows-repeated="2">
          <table:table-cell table:style-name="ce53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54"/>
          <table:table-cell table:style-name="ce53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4"/>
          <table:table-cell table:style-name="ce53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54"/>
          <table:table-cell table:style-name="ce53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default-cell-style-name="ce1"/>
        <table:table-column table:style-name="co5" table:number-columns-repeated="1017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4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DJK-SV Sambach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G Gaustadt 5 - Bischberg</text:p>
          </table:table-cell>
          <table:table-cell table:style-name="ce41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6]+[.$F$15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7]+[.$F$15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5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5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5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5]+[.$F$14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5]+[.$F$14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5]+[.$F$14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5]+[.$F$14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3" table:number-columns-repeated="5"/>
          <table:table-cell table:number-columns-repeated="1018"/>
        </table:table-row>
        <table:table-row table:style-name="ro1" table:number-rows-repeated="10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2" office:value-type="time" office:time-value="PT10H30M00S" calcext:value-type="time">
            <text:p>10:30:00</text:p>
          </table:table-cell>
          <table:table-cell table:number-columns-repeated="1012"/>
        </table:table-row>
        <table:table-row table:style-name="ro5">
          <table:table-cell table:style-name="ce61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+[.$F$16]+[.$F$17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42" table:formula="of:=[.$A21]+[.$F$16]+[.$F$17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+[.$F$16]+[.$F$17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+[.$F$16]+[.$F$17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+[.$F$16]+[.$F$17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+[.$F$16]+[.$F$17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+[.$F$16]+[.$F$17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+[.$F$16]+[.$F$17]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+[.$F$16]+[.$F$17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41" table:formula="of:=[.$C$8]" office:value-type="string" office:string-value="SG Effeltrich/Poxdorf" calcext:value-type="string">
            <text:p>SG Effeltrich/Poxdorf</text:p>
          </table:table-cell>
          <table:table-cell table:style-name="ce41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7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37]+[.$F$16]+[.$F$17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Gaustadt 1" calcext:value-type="string">
            <text:p>SG Gaustadt 1</text:p>
          </table:table-cell>
          <table:table-cell table:style-name="ce41" table:formula="of:=[.$N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7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Don Bosco Bamberg 2" calcext:value-type="string">
            <text:p>DJK Don Bosco Bamberg 2</text:p>
          </table:table-cell>
          <table:table-cell table:style-name="ce41" table:formula="of:=[.$N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Walberla 1" calcext:value-type="string">
            <text:p>SG Walberla 1</text:p>
          </table:table-cell>
          <table:table-cell table:style-name="ce41" table:formula="of:=[.$N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JK Falke Nürnberg" calcext:value-type="string">
            <text:p>DJK Falke Nürnberg</text:p>
          </table:table-cell>
          <table:table-cell table:style-name="ce41" table:formula="of:=[.$N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6]+[.$F$8]*2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25" table:default-cell-style-name="ce1"/>
        <table:table-column table:style-name="co4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63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Walberla 1" calcext:value-type="string">
            <text:p>SG Walberla 1</text:p>
          </table:table-cell>
          <table:table-cell table:style-name="ce41" table:formula="of:=[.$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SG Sambach" calcext:value-type="string">
            <text:p>SG Sambach</text:p>
          </table:table-cell>
          <table:table-cell table:style-name="ce41" table:formula="of:=[.$N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DJK Don Bosco Bamberg 3" calcext:value-type="string">
            <text:p>DJK Don Bosco Bamberg 3</text:p>
          </table:table-cell>
          <table:table-cell table:style-name="ce41" table:formula="of:=[.$N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SG Gaustadt 1" calcext:value-type="string">
            <text:p>SG Gaustadt 1</text:p>
          </table:table-cell>
          <table:table-cell table:style-name="ce41" table:formula="of:=[.$N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SG Gaustadt 3" calcext:value-type="string">
            <text:p>SG Gaustadt 3</text:p>
          </table:table-cell>
          <table:table-cell table:style-name="ce41" table:formula="of:=[.$N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1" table:number-columns-repeated="4"/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41"/>
          <table:table-cell table:style-name="ce1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2"/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5H24M00S" calcext:value-type="time">
            <text:p>15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" office:value-type="time" office:time-value="PT15H24M00S" calcext:value-type="time">
            <text:p>15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8]+[.$F$9]" office:value-type="time" office:time-value="PT16H09M00S" calcext:value-type="time">
            <text:p>16:0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53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3" table:default-cell-style-name="ce1"/>
        <table:table-column table:style-name="co1" table:default-cell-style-name="ce1"/>
        <table:table-column table:style-name="co23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1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SG Sambach/Hernsdorf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1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2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5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6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7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8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0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2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4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6]+[.$F$13]+[.$F$14]" office:value-type="time" office:time-value="PT11H30M00S" calcext:value-type="time">
            <text:p>11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28]+[.$F$13]+[.$F$14]" office:value-type="time" office:time-value="PT11H45M00S" calcext:value-type="time">
            <text:p>11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0]+[.$F$13]+[.$F$14]" office:value-type="time" office:time-value="PT12H00M00S" calcext:value-type="time">
            <text:p>12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2]+[.$F$13]+[.$F$14]" office:value-type="time" office:time-value="PT12H15M00S" calcext:value-type="time">
            <text:p>12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4" table:default-cell-style-name="ce1"/>
        <table:table-column table:style-name="co45" table:default-cell-style-name="ce1"/>
        <table:table-column table:style-name="co1" table:default-cell-style-name="ce1"/>
        <table:table-column table:style-name="co46" table:default-cell-style-name="ce1"/>
        <table:table-column table:style-name="co24" table:default-cell-style-name="ce1"/>
        <table:table-column table:style-name="co47" table:default-cell-style-name="ce1"/>
        <table:table-column table:style-name="co48" table:default-cell-style-name="ce1"/>
        <table:table-column table:style-name="co26" table:default-cell-style-name="ce1"/>
        <table:table-column table:style-name="co21" table:default-cell-style-name="ce1"/>
        <table:table-column table:style-name="co49" table:default-cell-style-name="ce1"/>
        <table:table-column table:style-name="co25" table:default-cell-style-name="ce1"/>
        <table:table-column table:style-name="co50" table:default-cell-style-name="ce1"/>
        <table:table-column table:style-name="co51" table:default-cell-style-name="ce1"/>
        <table:table-column table:style-name="co5" table:number-columns-repeated="1009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4]+[.$F$9]+[.$F$10]" office:value-type="time" office:time-value="PT13H50M00S" calcext:value-type="time">
            <text:p>13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5]" office:value-type="time" office:time-value="PT13H50M00S" calcext:value-type="time">
            <text:p>13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6]+[.$F$9]+[.$F$10]" office:value-type="time" office:time-value="PT14H10M00S" calcext:value-type="time">
            <text:p>14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" office:value-type="time" office:time-value="PT14H10M00S" calcext:value-type="time">
            <text:p>14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8]+[.$F$9]+[.$F$10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0]+[.$F$9]+[.$F$10]" office:value-type="time" office:time-value="PT14H50M00S" calcext:value-type="time">
            <text:p>14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1]" office:value-type="time" office:time-value="PT14H50M00S" calcext:value-type="time">
            <text:p>14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2]+[.$F$9]+[.$F$10]" office:value-type="time" office:time-value="PT15H10M00S" calcext:value-type="time">
            <text:p>15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" office:value-type="time" office:time-value="PT15H10M00S" calcext:value-type="time">
            <text:p>15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4]+[.$F$9]*2" office:value-type="time" office:time-value="PT15H40M00S" calcext:value-type="time">
            <text:p>15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6]" office:value-type="time" office:time-value="PT15H40M00S" calcext:value-type="time">
            <text:p>15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7]+[.$F$9]+[.$F$10]" office:value-type="time" office:time-value="PT16H00M00S" calcext:value-type="time">
            <text:p>16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8]+[.$F$9]+[.$F$10]" office:value-type="time" office:time-value="PT16H20M00S" calcext:value-type="time">
            <text:p>16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9]+[.$F$9]+[.$F$10]" office:value-type="time" office:time-value="PT16H40M00S" calcext:value-type="time">
            <text:p>16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7]+[.$F$9]+[.$F$10]" office:value-type="time" office:time-value="PT00H20M00S" calcext:value-type="time">
            <text:p>00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9]+[.$F$9]+[.$F$10]" office:value-type="time" office:time-value="PT00H40M00S" calcext:value-type="time">
            <text:p>00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1]+[.$F$9]+[.$F$10]" office:value-type="time" office:time-value="PT01H00M00S" calcext:value-type="time">
            <text:p>01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3]+[.$F$9]+[.$F$10]" office:value-type="time" office:time-value="PT01H20M00S" calcext:value-type="time">
            <text:p>01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5]+[.$F$9]+[.$F$10]" office:value-type="time" office:time-value="PT01H40M00S" calcext:value-type="time">
            <text:p>01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7]+[.$F$9]*2" office:value-type="time" office:time-value="PT02H10M00S" calcext:value-type="time">
            <text:p>02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0]+[.$F$9]+[.$F$10]" office:value-type="time" office:time-value="PT02H30M00S" calcext:value-type="time">
            <text:p>0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1]+[.$F$9]+[.$F$10]" office:value-type="time" office:time-value="PT02H50M00S" calcext:value-type="time">
            <text:p>02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2]+[.$F$9]+[.$F$10]" office:value-type="time" office:time-value="PT03H10M00S" calcext:value-type="time">
            <text:p>03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2" table:default-cell-style-name="ce1"/>
        <table:table-column table:style-name="co53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2" office:value-type="time" office:time-value="PT17H30M00S" calcext:value-type="time">
            <text:p>17:3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V-DJK Sambach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BFC Nürn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Don Bosco Bam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Teutonia Gaustadt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-SC Vorra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2" table:formula="of:=[.$L$2]" office:value-type="time" office:time-value="PT17H30M00S" calcext:value-type="time">
            <text:p>17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2" table:formula="of:=[.A15]+[.$F$13]+[.$F$14]" office:value-type="time" office:time-value="PT17H48M00S" calcext:value-type="time">
            <text:p>17:4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3]+[.$F$14]" office:value-type="time" office:time-value="PT18H06M00S" calcext:value-type="time">
            <text:p>18:0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13]+[.$F$14]" office:value-type="time" office:time-value="PT18H24M00S" calcext:value-type="time">
            <text:p>18:2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3]+[.$F$14]" office:value-type="time" office:time-value="PT18H42M00S" calcext:value-type="time">
            <text:p>18:4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3]+[.$F$14]" office:value-type="time" office:time-value="PT19H00M00S" calcext:value-type="time">
            <text:p>19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3]+[.$F$14]" office:value-type="time" office:time-value="PT19H18M00S" calcext:value-type="time">
            <text:p>19:1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3]+[.$F$14]" office:value-type="time" office:time-value="PT19H36M00S" calcext:value-type="time">
            <text:p>19:3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3]+[.$F$14]" office:value-type="time" office:time-value="PT19H54M00S" calcext:value-type="time">
            <text:p>19:5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3]+[.$F$14]" office:value-type="time" office:time-value="PT20H12M00S" calcext:value-type="time">
            <text:p>20:1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number-columns-repeated="1014" table:default-cell-style-name="ce1"/>
        <table:table-row table:style-name="ro6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3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10" office:value-type="string" calcext:value-type="string">
            <text:p>G-Jugend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2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5" table:default-cell-style-name="ce32"/>
        <table:table-column table:style-name="co66" table:default-cell-style-name="ce1"/>
        <table:table-column table:style-name="co67" table:default-cell-style-name="ce1"/>
        <table:table-column table:style-name="co5" table:number-columns-repeated="1021" table:default-cell-style-name="ce1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 table:number-rows-repeated="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Don Bosco Bam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3" table:formula="of:=COUNT([.A3:.A66])" office:value-type="float" office:value="54" calcext:value-type="float">
            <text:p>54</text:p>
          </table:table-cell>
          <table:table-cell table:style-name="ce12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.00.0000</text:date>, <text:time style:data-style-name="N2" text:time-value="10:41:10.1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22T10:58:24.228000000</dc:date>
    <meta:editing-cycles>174</meta:editing-cycles>
    <meta:editing-duration>PT16H7M34S</meta:editing-duration>
    <meta:document-statistic meta:table-count="19" meta:cell-count="234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PDF()
   dim document as object
   dim dispatcher as object
   document = ThisComponent.CurrentController.Frame
   dispatcher = createUnoService("com.sun.star.frame.DispatchHelper")
   ' change the path below as per your needs
   path ="D://Sachen/ASVGaustadt/Spielplaene/cur.pdf"
   Open path For Append As #1
   Close #1
   dim args1(0) as new com.sun.star.beans.PropertyValue
   args1(0).Name = "URL"
   args1(0).Value = "D://Sachen/ASVGaustadt/Spielplaene/cur.pdf"  ' change the path below as per your needs
   dispatcher.executeDispatch(document, ".uno:ExportDirectToPDF", "", 0, args1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